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00cc66" draw:textarea-horizontal-align="center" draw:textarea-vertical-align="bottom" draw:auto-grow-height="true" draw:auto-grow-width="false" fo:min-height="4.565cm" fo:min-width="0cm" fo:padding-top="0.13cm" fo:padding-bottom="0.13cm" fo:padding-left="0.25cm" fo:padding-right="0.25cm" fo:wrap-option="wrap" draw:shadow-color="#6b6b99"/>
    </style:style>
    <style:style style:name="pr2" style:family="presentation" style:parent-style-name="Title1-subtitle">
      <style:graphic-properties draw:stroke="none" draw:fill="none" draw:fill-color="#00cc66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6b6b99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66" draw:textarea-horizontal-align="center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6b6b99"/>
    </style:style>
    <style:style style:name="pr5" style:family="presentation" style:parent-style-name="Default-outline1">
      <style:graphic-properties draw:stroke="none" draw:fill="none" draw:fill-color="#00cc66" draw:textarea-horizontal-align="justify" draw:textarea-vertical-align="top" draw:auto-grow-height="false" draw:auto-grow-width="false" draw:fit-to-size="shrink-to-fit" fo:min-height="12.233cm" fo:min-width="0cm" fo:padding-top="0.13cm" fo:padding-bottom="0.13cm" fo:padding-left="0.25cm" fo:padding-right="0.25cm" fo:wrap-option="wrap" draw:shadow-color="#6b6b99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80%" fo:text-indent="0cm"/>
    </style:style>
    <style:style style:name="P4" style:family="paragraph">
      <style:text-properties fo:font-size="12pt"/>
    </style:style>
    <style:style style:name="T1" style:family="text">
      <style:text-properties fo:color="#ccecff" fo:font-size="54pt" fo:language="en" fo:country="US" style:font-size-asian="54pt" style:font-size-complex="54pt"/>
    </style:style>
    <style:style style:name="T2" style:family="text">
      <style:text-properties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ccec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ccecff" fo:font-size="115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eaeaea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ccecff" fo:font-size="115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eaeaea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ccecff" fo:font-size="11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ecff" fo:font-size="11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eaeaea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eaeaea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</text:list-style>
    <text:list-style style:name="L4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eaeaea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eaeaea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ecff" fo:font-size="115%"/>
      </text:list-level-style-bullet>
    </text:list-style>
    <text:list-style style:name="L5">
      <text:list-level-style-number text:level="1" style:num-format="">
        <style:list-level-properties text:min-label-width="0.952cm"/>
        <style:text-properties fo:color="#ccecff" fo:font-size="115%"/>
      </text:list-level-style-number>
      <text:list-level-style-number text:level="2" style:num-format="">
        <style:list-level-properties text:space-before="1.27cm" text:min-label-width="0.793cm"/>
        <style:text-properties fo:color="#eaeaea" fo:font-size="100%"/>
      </text:list-level-style-number>
      <text:list-level-style-number text:level="3" style:num-format="">
        <style:list-level-properties text:space-before="2.54cm" text:min-label-width="0.635cm"/>
        <style:text-properties fo:color="#ccecff" fo:font-size="115%"/>
      </text:list-level-style-number>
      <text:list-level-style-number text:level="4" style:num-format="">
        <style:list-level-properties text:space-before="3.81cm" text:min-label-width="0.635cm"/>
        <style:text-properties fo:color="#eaeaea" fo:font-size="100%"/>
      </text:list-level-style-number>
      <text:list-level-style-number text:level="5" style:num-format="">
        <style:list-level-properties text:space-before="5.08cm" text:min-label-width="0.635cm"/>
        <style:text-properties fo:color="#ccecff" fo:font-size="115%"/>
      </text:list-level-style-number>
      <text:list-level-style-number text:level="6" style:num-format="">
        <style:list-level-properties text:space-before="5.08cm" text:min-label-width="0.635cm"/>
        <style:text-properties fo:color="#ccecff" fo:font-size="115%"/>
      </text:list-level-style-number>
      <text:list-level-style-number text:level="7" style:num-format="">
        <style:list-level-properties text:space-before="5.08cm" text:min-label-width="0.635cm"/>
        <style:text-properties fo:color="#ccecff" fo:font-size="115%"/>
      </text:list-level-style-number>
      <text:list-level-style-number text:level="8" style:num-format="">
        <style:list-level-properties text:space-before="5.08cm" text:min-label-width="0.635cm"/>
        <style:text-properties fo:color="#ccecff" fo:font-size="115%"/>
      </text:list-level-style-number>
      <text:list-level-style-number text:level="9" style:num-format="">
        <style:list-level-properties text:space-before="5.08cm" text:min-label-width="0.635cm"/>
        <style:text-properties fo:color="#ccecff" fo:font-size="115%"/>
      </text:list-level-style-number>
      <text:list-level-style-number text:level="10" style:num-format="">
        <style:list-level-properties text:space-before="5.08cm" text:min-label-width="0.635cm"/>
        <style:text-properties fo:color="#ccecff" fo:font-size="115%"/>
      </text:list-level-style-number>
    </text:list-style>
  </office:automatic-styles>
  <office:body>
    <office:presentation>
      <draw:page draw:name="Crawling With Gecko/Mozilla" draw:style-name="dp1" draw:master-page-name="Title1" presentation:presentation-page-layout-name="AL1T0">
        <draw:frame presentation:style-name="pr1" draw:text-style-name="P2" draw:layer="layout" svg:width="22.851cm" svg:height="7.119cm" svg:x="1.265cm" svg:y="3.041cm" presentation:class="title" presentation:user-transformed="true">
          <draw:text-box>
            <text:list text:style-name="L1">
              <text:list-header>
                <text:p text:style-name="P1"><text:span text:style-name="T1">Foosball</text:span><text:span text:style-name="T1"><text:line-break/></text:span><text:span text:style-name="T1">Rating </text:span><text:span text:style-name="T1"><text:line-break/></text:span><text:span text:style-name="T1">System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Overview</text:span></text:p>
              </text:list-header>
              <text:list-item>
                <text:p text:style-name="P3"><text:span text:style-name="T2">Jan 30, 2012</text:span></text:p>
                <text:p text:style-name="P3"><text:span text:style-name="T2">Jag Srawan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<text:s/>Foosball Rating System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Game that all techies love</text:p>
              </text:list-item>
              <text:list-item>
                <text:p>Foosball scores are kept along with various statistics</text:p>
              </text:list-item>
              <text:list-item>
                <text:p>Interaction will be mostly reading and looking up stuff</text:p>
              </text:list-item>
              <text:list-item>
                <text:p>Want simple dev model that allows anyone to update system quickly, rather than robust enterprise (zend)</text:p>
              </text:list-item>
              <text:list-item>
                <text:p>Only spend 1 hour (well perhaps a few...)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The Problem - Jobs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Approach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Because we want to keep it simple, we'll avoid Zend :(. <text:s text:c="2"/>Use homegrown MVC </text:p>
              </text:list-item>
            </text:list>
            <text:list text:style-name="L4">
              <text:list-item>
                <text:list>
                  <text:list-item>
                    <text:p>Allows us to quickly add a Model file without any wrapper</text:p>
                  </text:list-item>
                  <text:list-item>
                    <text:p>Keep transaction simple</text:p>
                  </text:list-item>
                  <text:list-item>
                    <text:p>Use htaccess to define routes</text:p>
                  </text:list-item>
                  <text:list-item>
                    <text:p>Use Raw PHP as much as possible for speedy response.</text:p>
                  </text:list-item>
                </text:list>
              </text:list-item>
            </text:list>
            <text:list text:style-name="L3">
              <text:list-item>
                <text:p>Still we can use OO paradigm, php doc etc to keep things clean</text:p>
              </text:list-item>
              <text:list-item>
                <text:p>Could integrate smarty if we have time, but requires a bit more planning</text:p>
              </text:list-item>
              <text:list-item>
                <text:p>Not worry about asthetics because we suspect we need time to figure out how to use system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Main Screens (views)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1) Login Screen to get in</text:p>
              </text:list-item>
              <text:list-item>
                <text:p>2) My Foosball World – A screen of your historical data</text:p>
              </text:list-item>
              <text:list-item>
                <text:p>3) King of <text:s/>Turf - <text:s/>The screen to keep statistics</text:p>
              </text:list-item>
              <text:list-item>
                <text:p>4) Tournament Loader – To load data from a tournament</text:p>
              </text:list-item>
              <text:list-item>
                <text:p>Menu bar at top to pick screen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<text:s/>Controller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Use a single controller per view for the most part.</text:p>
              </text:list-item>
              <text:list-item>
                <text:p>Common functions</text:p>
              </text:list-item>
            </text:list>
            <text:list text:style-name="L4">
              <text:list-item>
                <text:list>
                  <text:list-item>
                    <text:p>Defaultaction() - Gets called when indexing page </text:p>
                  </text:list-item>
                  <text:list-item>
                    <text:p>Showall() - Show all the data</text:p>
                  </text:list-item>
                </text:list>
              </text:list-item>
            </text:list>
            <text:list text:style-name="L3">
              <text:list-item>
                <text:p><text:s/>Call the DAO or DAOCollection to provide uniform access to database</text:p>
              </text:list-item>
              <text:list-item>
                <text:p>Avoid Zend style helpers, make sure all bindings can be statically checked/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Model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Example instantiation of a single object;</text:p>
                <text:list>
                  <text:list-item>
                    <text:p>$user = new user(array('User'=&gt;$username));</text:p>
                  </text:list-item>
                </text:list>
              </text:list-item>
              <text:list-item>
                <text:p>And multiple collections will subclass daocollection</text:p>
                <text:list>
                  <text:list-item>
                    <text:p><text:s/>$playersColl = new playerCollection();</text:p>
                  </text:list-item>
                  <text:list-item>
                    <text:p><text:s/>$playersColl-&gt;getwithdata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Library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Has all abstractions to access our database (DAL)</text:p>
              </text:list-item>
              <text:list-item>
                <text:p>DAO layer to mange model files</text:p>
              </text:list-item>
              <text:list-item>
                <text:p>Use <text:s/>TableDataGateway to populate model</text:p>
              </text:list-item>
              <text:list-item>
                <text:p>Exception handling</text:p>
              </text:list-item>
              <text:list-item>
                <text:p>Logging</text:p>
              </text:list-item>
              <text:list-item>
                <text:p>Remember to escape all sql strings :)</text:p>
              </text:list-item>
              <text:list-item>
                <text:p>Simple Autoloader to avoid includ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ERD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Player Consists of</text:p>
              </text:list-item>
            </text:list>
            <text:list text:style-name="L4">
              <text:list-item>
                <text:list>
                  <text:list-item>
                    <text:p>id(increment, primary)</text:p>
                  </text:list-item>
                  <text:list-item>
                    <text:p>Login</text:p>
                  </text:list-item>
                  <text:list-item>
                    <text:p>Password (SALT MD5)</text:p>
                  </text:list-item>
                  <text:list-item>
                    <text:p>Privileged (player, admin)</text:p>
                  </text:list-item>
                </text:list>
              </text:list-item>
            </text:list>
            <text:list text:style-name="L3">
              <text:list-item>
                <text:p>GameScore consists</text:p>
              </text:list-item>
            </text:list>
            <text:list text:style-name="L4">
              <text:list-item>
                <text:list>
                  <text:list-item>
                    <text:p>Id</text:p>
                  </text:list-item>
                  <text:list-item>
                    <text:p>timestamp</text:p>
                  </text:list-item>
                  <text:list-item>
                    <text:p>User_1 id fk, score</text:p>
                  </text:list-item>
                  <text:list-item>
                    <text:p>User_2 id fk, score</text:p>
                  </text:list-item>
                </text:list>
              </text:list-item>
            </text:list>
            <text:list text:style-name="L3">
              <text:list-item>
                <text:p>Games table will be big, we should index based on User_1, User_2 i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Session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Save users in cached of course</text:p>
              </text:list-item>
              <text:list-item>
                <text:p>Save all settings related to dropb down, selectors, sorters in cache in general rule,</text:p>
              </text:list-item>
              <text:list-item>
                <text:p>Have login/logout controllers in case during dev we are terminal and need to logout to clean the cache.</text:p>
              </text:list-item>
              <text:list-item>
                <text:p>Note we use mysql login to manage accounts, and the player profile is seperate 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Page : My Foosball World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Pre-requisite: Login</text:p>
              </text:list-item>
              <text:list-item>
                <text:p>Features</text:p>
              </text:list-item>
            </text:list>
            <text:list text:style-name="L4">
              <text:list-item>
                <text:list>
                  <text:list-item>
                    <text:p>Get All scores sorted by timestamp ascending</text:p>
                  </text:list-item>
                  <text:list-item>
                    <text:p>Add a score with two players. <text:s/>Default myself</text:p>
                  </text:list-item>
                  <text:list-item>
                    <text:p>Update a score. <text:s/>Confirm updates</text:p>
                  </text:list-item>
                  <text:list-item>
                    <text:p>Delete a score. <text:s/>Confirm deletes</text:p>
                  </text:list-item>
                  <text:list-item>
                    <text:p>Sorting Options : By Date, High Score, Low Score. <text:s/>Use a sortable table widget</text:p>
                  </text:list-item>
                  <text:list-item>
                    <text:p>Current World R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Page: Current Ranking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1) Add a Model file or modify existing</text:p>
              </text:list-item>
              <text:list-item>
                <text:p>2) Create a DAO Collection to deal with multiple objects (can be stub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Page: Bulk Upload File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1) Upload a file from users computer</text:p>
              </text:list-item>
              <text:list-item>
                <text:p>2) Confirm the upload</text:p>
              </text:list-item>
              <text:list-item>
                <text:p>3) Show how many were inserted</text:p>
              </text:list-item>
              <text:list-item>
                <text:p>4) Data Validation of comma delimited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Additional consideration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The generation of statistics will become slow. <text:s/>Many users will do this and we cannot keep up</text:p>
              </text:list-item>
              <text:list-item>
                <text:p>Create an simple daemon, that simply computes sum. <text:s/>We can put this in table.</text:p>
              </text:list-item>
              <text:list-item>
                <text:p>Use MemcacheD to cache table, that way reads hit memory.</text:p>
              </text:list-item>
              <text:list-item>
                <text:p>This will become problem right away, so I will design this upfront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Additional consideration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I think the my foosball table has multiple way to generate the score table, so provide multiple view for A/B testing</text:p>
              </text:list-item>
            </text:list>
            <text:list text:style-name="L4">
              <text:list-item>
                <text:list>
                  <text:list-item>
                    <text:p>By simple &lt;table&gt;, &lt;td&gt;, &lt;tr&gt; code</text:p>
                  </text:list-item>
                  <text:list-item>
                    <text:p>Or jquery</text:p>
                  </text:list-item>
                </text:list>
              </text:list-item>
            </text:list>
            <text:list text:style-name="L3">
              <text:list-item>
                <text:p>As far as styling, we can try templates for zen (or steal from Tagged :) )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How will I add new Feature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1) Add a Model file or modify existing</text:p>
              </text:list-item>
              <text:list-item>
                <text:p>2) Create a DAO Collection to deal with multiple objects (can be stub)</text:p>
              </text:list-item>
              <text:list-item>
                <text:p>3) Add a Controller with default functions</text:p>
              </text:list-item>
              <text:list-item>
                <text:p>4) Add a View, show, row, header to add</text:p>
              </text:list-item>
            </text:list>
            <text:list text:style-name="L4">
              <text:list-item>
                <text:list>
                  <text:list-item>
                    <text:p>(also $VIEW_LOCATION_LOOKUP).</text:p>
                  </text:list-item>
                </text:list>
              </text:list-item>
            </text:list>
            <text:list text:style-name="L3">
              <text:list-item>
                <text:p>5) Optionally add webservice wrapper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Configuration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Apache vhost to create a new project with correct foosball.dev domain (and hosts)</text:p>
              </text:list-item>
              <text:list-item>
                <text:p>Update db.inc.php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Various Design Pattern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Factory Singleton – Allows to abstract Database connec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public static function getInstance($isAdmin = false)</text:p>
                      </text:list-item>
                      <text:list-item>
                        <text:p>{</text:p>
                      </text:list-item>
                      <text:list-item>
                        <text:p>//Need to distinguish between admin connectino and a normal connection</text:p>
                      </text:list-item>
                      <text:list-item>
                        <text:p/>
                      </text:list-item>
                      <text:list-item>
                        <text:p>if ( $isAdmin == true )</text:p>
                      </text:list-item>
                      <text:list-item>
                        <text:p>{</text:p>
                      </text:list-item>
                      <text:list-item>
                        <text:p>if (is_null(self::$instanceAdmin))</text:p>
                      </text:list-item>
                      <text:list-item>
                        <text:p>{</text:p>
                      </text:list-item>
                      <text:list-item>
                        <text:p>self::$instanceAdmin = new self($isAdmin);</text:p>
                      </text:list-item>
                      <text:list-item>
                        <text:p>}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Various Design Patterns</text:p>
              </text:list-header>
            </text:list>
          </draw:text-box>
        </draw:frame>
        <draw:frame presentation:style-name="pr5" draw:text-style-name="P2" draw:layer="layout" svg:width="22.851cm" svg:height="14.605cm" svg:x="1.905cm" svg:y="4.445cm" presentation:class="outline" presentation:user-transformed="true">
          <draw:text-box>
            <text:list text:style-name="L3">
              <text:list-item>
                <text:p>DaoCollection, allows us to iterate over predefined container and pass data back to view efficiently (rather than using in memory arrays).</text:p>
                <text:list>
                  <text:list-item>
                    <text:list>
                      <text:list-item>
                        <text:p>&lt;?php</text:p>
                      </text:list-item>
                      <text:list-item>
                        <text:p>abstract class daocollection implements Iterator</text:p>
                      </text:list-item>
                      <text:list-item>
                        <text:p>{</text:p>
                      </text:list-item>
                      <text:list-item>
                        <text:p><text:s text:c="4"/>protected $position = 0;</text:p>
                      </text:list-item>
                      <text:list-item>
                        <text:p><text:s text:c="2"/>public function current()</text:p>
                      </text:list-item>
                      <text:list-item>
                        <text:p><text:s text:c="4"/>{</text:p>
                      </text:list-item>
                      <text:list-item>
                        <text:p><text:s text:c="8"/>return $this-&gt;storage[$this-&gt;position];</text:p>
                      </text:list-item>
                      <text:list-item>
                        <text:p><text:s text:c="4"/>}</text:p>
                      </text:list-item>
                      <text:list-item>
                        <text:p><text:s text:c="4"/></text:p>
                      </text:list-item>
                      <text:list-item>
                        <text:p><text:s text:c="4"/>public function key()</text:p>
                      </text:list-item>
                      <text:list-item>
                        <text:p><text:s text:c="4"/>{</text:p>
                      </text:list-item>
                      <text:list-item>
                        <text:p><text:s text:c="8"/>return $this-&gt;position;</text:p>
                      </text:list-item>
                      <text:list-item>
                        <text:p><text:s text:c="4"/>}</text:p>
                      </text:list-item>
                      <text:list-item>
                        <text:p><text:s text:c="4"/></text:p>
                      </text:list-item>
                      <text:list-item>
                        <text:p><text:s text:c="4"/>public function next()</text:p>
                      </text:list-item>
                      <text:list-item>
                        <text:p><text:s text:c="4"/>{</text:p>
                      </text:list-item>
                      <text:list-item>
                        <text:p><text:s text:c="8"/>$this-&gt;position++;</text:p>
                      </text:list-item>
                      <text:list-item>
                        <text:p><text:s text:c="4"/>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Various Design Pattern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<text:s/>Adapter – for translating results of uploa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class csvImportAdapter implements importAdapterInterface {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><text:s text:c="4"/>public function setcontents($import)</text:p>
                              </text:list-item>
                              <text:list-item>
                                <text:p><text:s text:c="4"/>{</text:p>
                              </text:list-item>
                              <text:list-item>
                                <text:p/>
                              </text:list-item>
                              <text:list-item>
                                <text:p><text:s text:c="8"/>$this-&gt;person1 = $import['Person1'];</text:p>
                              </text:list-item>
                              <text:list-item>
                                <text:p><text:s text:c="8"/>$this-&gt;person2 = $import['Person2'];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2" draw:layer="layout" svg:width="22.851cm" svg:height="3.176cm" svg:x="1.265cm" svg:y="0.757cm" presentation:class="title" presentation:user-transformed="true">
          <draw:text-box>
            <text:list text:style-name="L1">
              <text:list-header>
                <text:p text:style-name="P1">Various Design Patterns</text:p>
              </text:list-header>
            </text:list>
          </draw:text-box>
        </draw:frame>
        <draw:frame presentation:style-name="pr5" draw:text-style-name="P2" draw:layer="layout" svg:width="22.851cm" svg:height="12.492cm" svg:x="1.265cm" svg:y="4.441cm" presentation:class="outline" presentation:user-transformed="true">
          <draw:text-box>
            <text:list text:style-name="L3">
              <text:list-item>
                <text:p><text:s/>Delegate – to load convert scores from text to array</text:p>
                <text:list>
                  <text:list-item>
                    <text:list>
                      <text:list-item>
                        <text:list>
                          <text:list-item>
                            <text:p>class importScoresBuilder {</text:p>
                          </text:list-item>
                          <text:list-item>
                            <text:p/>
                          </text:list-item>
                          <text:list-item>
                            <text:p><text:s text:c="4"/>protected $importedstring;</text:p>
                          </text:list-item>
                          <text:list-item>
                            <text:p/>
                          </text:list-item>
                          <text:list-item>
                            <text:p><text:s text:c="4"/>public function __construct($importedstring)</text:p>
                          </text:list-item>
                          <text:list-item>
                            <text:p><text:s text:c="4"/>{</text:p>
                          </text:list-item>
                          <text:list-item>
                            <text:p><text:s text:c="8"/>$this-&gt;importedstring = $importedstring;</text:p>
                          </text:list-item>
                          <text:list-item>
                            <text:p><text:s text:c="4"/>}</text:p>
                          </text:list-item>
                          <text:list-item>
                            <text:p/>
                          </text:list-item>
                          <text:list-item>
                            <text:p><text:s text:c="4"/>public function buildcollection($type)</text:p>
                          </text:list-item>
                          <text:list-item>
                            <text:p><text:s text:c="4"/>{</text:p>
                          </text:list-item>
                          <text:list-item>
                            <text:p><text:s text:c="8"/>$classname = "{$type}ImportScoresDelegate";</text:p>
                          </text:list-item>
                          <text:list-item>
                            <text:p/>
                          </text:list-item>
                          <text:list-item>
                            <text:p><text:s text:c="8"/>/**</text:p>
                          </text:list-item>
                          <text:list-item>
                            <text:p><text:s text:c="9"/>* @var importScoresInterface $delegate</text:p>
                          </text:list-item>
                          <text:list-item>
                            <text:p><text:s text:c="9"/>*/</text:p>
                          </text:list-item>
                          <text:list-item>
                            <text:p><text:s text:c="8"/>$delegate = new $classname;</text:p>
                          </text:list-item>
                          <text:list-item>
                            <text:p><text:s text:c="8"/>$delegate-&gt;setcontents($this-&gt;importedstring); 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64648f" draw:end-color="#6b6b99" draw:start-intensity="100%" draw:end-intensity="100%" draw:angle="0" draw:border="0%"/>
    <draw:gradient draw:name="Gradient_20_11" draw:display-name="Gradient 11" draw:style="linear" draw:start-color="#60608a" draw:end-color="#6b6b99" draw:start-intensity="100%" draw:end-intensity="100%" draw:angle="0" draw:border="0%"/>
    <draw:gradient draw:name="Gradient_20_12" draw:display-name="Gradient 12" draw:style="linear" draw:start-color="#5d5d85" draw:end-color="#6b6b99" draw:start-intensity="100%" draw:end-intensity="100%" draw:angle="0" draw:border="0%"/>
    <draw:gradient draw:name="Gradient_20_13" draw:display-name="Gradient 13" draw:style="linear" draw:start-color="#5a5a81" draw:end-color="#6b6b99" draw:start-intensity="100%" draw:end-intensity="100%" draw:angle="0" draw:border="0%"/>
    <draw:gradient draw:name="Gradient_20_14" draw:display-name="Gradient 14" draw:style="linear" draw:start-color="#545478" draw:end-color="#6b6b99" draw:start-intensity="100%" draw:end-intensity="100%" draw:angle="0" draw:border="0%"/>
    <draw:gradient draw:name="Gradient_20_15" draw:display-name="Gradient 15" draw:style="linear" draw:start-color="#4a4a6a" draw:end-color="#6b6b99" draw:start-intensity="100%" draw:end-intensity="100%" draw:angle="0" draw:border="0%"/>
    <draw:gradient draw:name="Gradient_20_16" draw:display-name="Gradient 16" draw:style="linear" draw:start-color="#4a4a6a" draw:end-color="#6b6b99" draw:start-intensity="100%" draw:end-intensity="100%" draw:angle="0" draw:border="0%"/>
    <draw:gradient draw:name="Gradient_20_7" draw:display-name="Gradient 7" draw:style="linear" draw:start-color="#404060" draw:end-color="#666699" draw:start-intensity="100%" draw:end-intensity="100%" draw:angle="0" draw:border="0%"/>
    <draw:gradient draw:name="Gradient_20_8" draw:display-name="Gradient 8" draw:style="linear" draw:start-color="#46466a" draw:end-color="#666699" draw:start-intensity="100%" draw:end-intensity="100%" draw:angle="0" draw:border="0%"/>
    <draw:gradient draw:name="Gradient_20_9" draw:display-name="Gradient 9" draw:style="linear" draw:start-color="#57577c" draw:end-color="#6b6b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eaeaea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aeae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aeae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aeae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aeae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ecff" fo:font-size="115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eaea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eaeaea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ecff" fo:font-size="11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eaeaea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ecff" fo:font-size="11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eaeaea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ec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666699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ecff" fo:font-size="115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eaea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eaeaea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ccecff" fo:font-size="11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ecff" fo:font-size="11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eaeaea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ccecff" fo:font-size="115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eaeaea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ccecff" fo:font-size="11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ccec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666699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666699" draw:fill-gradient-name="Gradient_20_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gradient" draw:fill-color="#6b6b99" draw:fill-gradient-name="Gradient_20_9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gradient" draw:fill-color="#6b6b99" draw:fill-gradient-name="Gradient_20_1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gradient" draw:fill-color="#6b6b99" draw:fill-gradient-name="Gradient_20_11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gradient" draw:fill-color="#6b6b99" draw:fill-gradient-name="Gradient_20_12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gradient" draw:fill-color="#6b6b99" draw:fill-gradient-name="Gradient_20_13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gradient" draw:fill-color="#6b6b99" draw:fill-gradient-name="Gradient_20_14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gradient" draw:fill-color="#6b6b99" draw:fill-gradient-name="Gradient_20_15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54547a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gradient" draw:fill-color="#6b6b99" draw:fill-gradient-name="Gradient_20_16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00cc66" draw:auto-grow-height="false" draw:auto-grow-width="false" fo:min-height="1.32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00cc66" draw:auto-grow-height="false" draw:auto-grow-width="false" fo:min-height="1.32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00cc66" draw:auto-grow-height="false" draw:auto-grow-width="false" fo:min-height="1.32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00cc66" draw:auto-grow-height="false" draw:auto-grow-width="false" fo:min-height="1.32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aeaea" fo:font-size="10pt" fo:text-shadow="1pt 1pt" style:font-size-asian="10pt" style:font-size-complex="10pt"/>
    </style:style>
    <text:list-style style:name="ML1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eaeae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aeaea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aeaea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aeaea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2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2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2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2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2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2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2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2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2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2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2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Default-title" draw:layer="backgroundobjects" svg:width="22.851cm" svg:height="3.176cm" svg:x="1.265cm" svg:y="0.757cm" presentation:class="title" presentation:placeholder="true">
        <draw:text-box/>
      </draw:frame>
      <draw:frame presentation:style-name="Mpr1" draw:layer="backgroundobjects" svg:width="5.917cm" svg:height="1.32cm" svg:x="1.265cm" svg:y="17.338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cm" svg:x="8.678cm" svg:y="17.338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18cm" svg:height="1.32cm" svg:x="18.203cm" svg:y="17.338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frame presentation:style-name="Default-outline1" draw:layer="backgroundobjects" svg:width="22.851cm" svg:height="12.573cm" svg:x="1.265cm" svg:y="4.441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3" draw:text-style-name="MP3" draw:layer="backgroundobjects" svg:width="25.391cm" svg:height="4.599cm" svg:x="0cm" svg:y="0cm">
          <text:p/>
          <draw:enhanced-geometry svg:viewBox="0 0 5740 1043" draw:type="non-primitive" draw:enhanced-path="M 5740 1043 L 0 1043 0 0 5740 0 5740 1043 5740 1043 Z N"/>
        </draw:custom-shape>
        <draw:g>
          <draw:custom-shape draw:style-name="Mgr4" draw:text-style-name="MP3" draw:layer="backgroundobjects" svg:width="25.392cm" svg:height="0.079cm" svg:x="0.004cm" svg:y="4.586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85cm" svg:x="0cm" svg:y="17.586cm">
            <text:p/>
            <draw:enhanced-geometry svg:viewBox="0 0 5740 42" draw:type="non-primitive" draw:enhanced-path="M 0 42 L 5740 42 5740 0 0 0 0 42 0 42 Z N"/>
          </draw:custom-shape>
          <draw:custom-shape draw:style-name="Mgr5" draw:text-style-name="MP3" draw:layer="backgroundobjects" svg:width="25.391cm" svg:height="0.132cm" svg:x="0cm" svg:y="16.162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3cm" svg:x="0cm" svg:y="14.834cm">
            <text:p/>
            <draw:enhanced-geometry svg:viewBox="0 0 5740 30" draw:type="non-primitive" draw:enhanced-path="M 0 30 L 5740 30 5740 0 0 0 0 30 0 30 Z N"/>
          </draw:custom-shape>
          <draw:custom-shape draw:style-name="Mgr6" draw:text-style-name="MP3" draw:layer="backgroundobjects" svg:width="25.391cm" svg:height="0.137cm" svg:x="0cm" svg:y="13.692cm">
            <text:p/>
            <draw:enhanced-geometry svg:viewBox="0 0 5740 30" draw:type="non-primitive" draw:enhanced-path="M 0 30 L 5740 30 5740 0 0 0 0 30 0 30 Z N"/>
          </draw:custom-shape>
          <draw:custom-shape draw:style-name="Mgr7" draw:text-style-name="MP3" draw:layer="backgroundobjects" svg:width="25.391cm" svg:height="0.159cm" svg:x="0cm" svg:y="12.607cm">
            <text:p/>
            <draw:enhanced-geometry svg:viewBox="0 0 5740 36" draw:type="non-primitive" draw:enhanced-path="M 5740 0 L 0 0 0 36 5740 36 5740 0 5740 0 Z N"/>
          </draw:custom-shape>
          <draw:custom-shape draw:style-name="Mgr7" draw:text-style-name="MP3" draw:layer="backgroundobjects" svg:width="25.391cm" svg:height="0.133cm" svg:x="0cm" svg:y="11.659cm">
            <text:p/>
            <draw:enhanced-geometry svg:viewBox="0 0 5740 30" draw:type="non-primitive" draw:enhanced-path="M 5740 0 L 0 0 0 30 5740 30 5740 0 5740 0 Z N"/>
          </draw:custom-shape>
          <draw:custom-shape draw:style-name="Mgr8" draw:text-style-name="MP3" draw:layer="backgroundobjects" svg:width="25.391cm" svg:height="0.159cm" svg:x="0cm" svg:y="10.729cm">
            <text:p/>
            <draw:enhanced-geometry svg:viewBox="0 0 5740 36" draw:type="non-primitive" draw:enhanced-path="M 5740 0 L 0 0 0 36 5740 36 5740 0 5740 0 Z N"/>
          </draw:custom-shape>
          <draw:custom-shape draw:style-name="Mgr8" draw:text-style-name="MP3" draw:layer="backgroundobjects" svg:width="25.391cm" svg:height="0.105cm" svg:x="0cm" svg:y="9.962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106cm" svg:x="0cm" svg:y="9.21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8.502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7.254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106cm" svg:x="0cm" svg:y="7.84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053cm" svg:x="0cm" svg:y="6.703cm">
            <text:p/>
            <draw:enhanced-geometry svg:viewBox="0 0 5740 12" draw:type="non-primitive" draw:enhanced-path="M 5740 0 L 0 0 0 12 5740 12 5740 0 5740 0 Z N"/>
          </draw:custom-shape>
          <draw:custom-shape draw:style-name="Mgr9" draw:text-style-name="MP3" draw:layer="backgroundobjects" svg:width="25.391cm" svg:height="0.08cm" svg:x="0cm" svg:y="6.147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644cm">
            <text:p/>
            <draw:enhanced-geometry svg:viewBox="0 0 5740 18" draw:type="non-primitive" draw:enhanced-path="M 5740 0 L 0 0 0 18 5740 18 5740 0 5740 0 Z N"/>
          </draw:custom-shape>
          <draw:custom-shape draw:style-name="Mgr9" draw:text-style-name="MP3" draw:layer="backgroundobjects" svg:width="25.391cm" svg:height="0.08cm" svg:x="0cm" svg:y="5.19cm">
            <text:p/>
            <draw:enhanced-geometry svg:viewBox="0 0 5740 18" draw:type="non-primitive" draw:enhanced-path="M 5740 0 L 0 0 0 18 5740 18 5740 0 5740 0 Z N"/>
          </draw:custom-shape>
          <draw:custom-shape draw:style-name="Mgr5" draw:text-style-name="MP3" draw:layer="backgroundobjects" svg:width="25.391cm" svg:height="0.132cm" svg:x="0cm" svg:y="0.106cm">
            <text:p/>
            <draw:enhanced-geometry svg:viewBox="0 0 5740 30" draw:type="non-primitive" draw:enhanced-path="M 5740 0 L 0 0 0 30 5740 30 5740 0 5740 0 Z N"/>
          </draw:custom-shape>
          <draw:custom-shape draw:style-name="Mgr5" draw:text-style-name="MP3" draw:layer="backgroundobjects" svg:width="25.391cm" svg:height="0.106cm" svg:x="0cm" svg:y="0.82cm">
            <text:p/>
            <draw:enhanced-geometry svg:viewBox="0 0 5740 24" draw:type="non-primitive" draw:enhanced-path="M 5740 0 L 0 0 0 24 5740 24 5740 0 5740 0 Z N"/>
          </draw:custom-shape>
          <draw:custom-shape draw:style-name="Mgr7" draw:text-style-name="MP3" draw:layer="backgroundobjects" svg:width="25.391cm" svg:height="0.105cm" svg:x="0cm" svg:y="2.095cm">
            <text:p/>
            <draw:enhanced-geometry svg:viewBox="0 0 5740 24" draw:type="non-primitive" draw:enhanced-path="M 5740 0 L 0 0 0 24 5740 24 5740 0 5740 0 Z N"/>
          </draw:custom-shape>
          <draw:custom-shape draw:style-name="Mgr6" draw:text-style-name="MP3" draw:layer="backgroundobjects" svg:width="25.391cm" svg:height="0.106cm" svg:x="0cm" svg:y="1.486cm">
            <text:p/>
            <draw:enhanced-geometry svg:viewBox="0 0 5740 24" draw:type="non-primitive" draw:enhanced-path="M 5740 0 L 0 0 0 24 5740 24 5740 0 5740 0 Z N"/>
          </draw:custom-shape>
          <draw:custom-shape draw:style-name="Mgr9" draw:text-style-name="MP3" draw:layer="backgroundobjects" svg:width="25.391cm" svg:height="0.106cm" svg:x="0cm" svg:y="2.646cm">
            <text:p/>
            <draw:enhanced-geometry svg:viewBox="0 0 5740 24" draw:type="non-primitive" draw:enhanced-path="M 5740 0 L 0 0 0 24 5740 24 5740 0 5740 0 Z N"/>
          </draw:custom-shape>
          <draw:custom-shape draw:style-name="Mgr4" draw:text-style-name="MP3" draw:layer="backgroundobjects" svg:width="25.391cm" svg:height="0.079cm" svg:x="0cm" svg:y="3.206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79cm" svg:x="0cm" svg:y="3.709cm">
            <text:p/>
            <draw:enhanced-geometry svg:viewBox="0 0 5740 18" draw:type="non-primitive" draw:enhanced-path="M 5740 0 L 0 0 0 18 5740 18 5740 0 5740 0 Z N"/>
          </draw:custom-shape>
          <draw:custom-shape draw:style-name="Mgr4" draw:text-style-name="MP3" draw:layer="backgroundobjects" svg:width="25.391cm" svg:height="0.08cm" svg:x="0cm" svg:y="4.158cm">
            <text:p/>
            <draw:enhanced-geometry svg:viewBox="0 0 5740 18" draw:type="non-primitive" draw:enhanced-path="M 5740 0 L 0 0 0 18 5740 18 5740 0 5740 0 Z N"/>
          </draw:custom-shape>
          <draw:g>
            <draw:custom-shape draw:style-name="Mgr10" draw:text-style-name="MP3" draw:layer="backgroundobjects" svg:width="0.186cm" svg:height="4.608cm" svg:x="12.563cm" svg:y="0cm">
              <text:p/>
              <draw:enhanced-geometry svg:viewBox="0 0 42 1043" draw:type="non-primitive" draw:enhanced-path="M 18 1043 L 42 1043 42 0 0 0 0 1043 18 1043 18 1043 Z N"/>
            </draw:custom-shape>
            <draw:custom-shape draw:style-name="Mgr10" draw:text-style-name="MP3" draw:layer="backgroundobjects" svg:width="0.684cm" svg:height="4.608cm" svg:x="10.583cm" svg:y="0cm">
              <text:p/>
              <draw:enhanced-geometry svg:viewBox="0 0 155 1043" draw:type="non-primitive" draw:enhanced-path="M 131 1043 L 155 1043 42 0 0 0 113 1043 131 1043 131 1043 Z N"/>
            </draw:custom-shape>
            <draw:custom-shape draw:style-name="Mgr10" draw:text-style-name="MP3" draw:layer="backgroundobjects" svg:width="1.058cm" svg:height="4.608cm" svg:x="8.674cm" svg:y="0cm">
              <text:p/>
              <draw:enhanced-geometry svg:viewBox="0 0 239 1043" draw:type="non-primitive" draw:enhanced-path="M 221 1043 L 239 1043 36 0 0 0 203 1043 221 1043 221 1043 Z N"/>
            </draw:custom-shape>
            <draw:custom-shape draw:style-name="Mgr10" draw:text-style-name="MP3" draw:layer="backgroundobjects" svg:width="1.556cm" svg:height="4.608cm" svg:x="6.853cm" svg:y="0cm">
              <text:p/>
              <draw:enhanced-geometry svg:viewBox="0 0 352 1043" draw:type="non-primitive" draw:enhanced-path="M 334 1043 L 352 1043 41 0 0 0 311 1043 334 1043 334 1043 Z N"/>
            </draw:custom-shape>
            <draw:custom-shape draw:style-name="Mgr10" draw:text-style-name="MP3" draw:layer="backgroundobjects" svg:width="1.984cm" svg:height="4.608cm" svg:x="5.001cm" svg:y="0cm">
              <text:p/>
              <draw:enhanced-geometry svg:viewBox="0 0 449 1043" draw:type="non-primitive" draw:enhanced-path="M 425 1043 L 449 1043 42 0 0 0 407 1043 425 1043 425 1043 Z N"/>
            </draw:custom-shape>
            <draw:custom-shape draw:style-name="Mgr10" draw:text-style-name="MP3" draw:layer="backgroundobjects" svg:width="2.381cm" svg:height="4.608cm" svg:x="3.149cm" svg:y="0cm">
              <text:p/>
              <draw:enhanced-geometry svg:viewBox="0 0 538 1043" draw:type="non-primitive" draw:enhanced-path="M 520 1043 L 538 1043 41 0 0 0 496 1043 520 1043 520 1043 Z N"/>
            </draw:custom-shape>
            <draw:custom-shape draw:style-name="Mgr10" draw:text-style-name="MP3" draw:layer="backgroundobjects" svg:width="2.831cm" svg:height="4.608cm" svg:x="1.349cm" svg:y="0cm">
              <text:p/>
              <draw:enhanced-geometry svg:viewBox="0 0 640 1043" draw:type="non-primitive" draw:enhanced-path="M 622 1043 L 640 1043 48 0 0 0 598 1043 622 1043 622 1043 Z N"/>
            </draw:custom-shape>
            <draw:custom-shape draw:style-name="Mgr10" draw:text-style-name="MP3" draw:layer="backgroundobjects" svg:width="2.778cm" svg:height="4.132cm" svg:x="0cm" svg:y="0.476cm">
              <text:p/>
              <draw:enhanced-geometry svg:viewBox="0 0 628 935" draw:type="non-primitive" draw:enhanced-path="M 604 935 L 628 935 0 0 0 66 580 935 604 935 604 935 Z N"/>
            </draw:custom-shape>
            <draw:custom-shape draw:style-name="Mgr10" draw:text-style-name="MP3" draw:layer="backgroundobjects" svg:width="0.684cm" svg:height="4.608cm" svg:x="14.071cm" svg:y="0cm">
              <text:p/>
              <draw:enhanced-geometry svg:viewBox="0 0 155 1043" draw:type="non-primitive" draw:enhanced-path="M 18 1043 L 42 1043 155 0 114 0 0 1043 18 1043 18 1043 Z N"/>
            </draw:custom-shape>
            <draw:custom-shape draw:style-name="Mgr10" draw:text-style-name="MP3" draw:layer="backgroundobjects" svg:width="1.058cm" svg:height="4.608cm" svg:x="15.58cm" svg:y="0cm">
              <text:p/>
              <draw:enhanced-geometry svg:viewBox="0 0 239 1043" draw:type="non-primitive" draw:enhanced-path="M 18 1043 L 36 1043 239 0 203 0 0 1043 18 1043 18 1043 Z N"/>
            </draw:custom-shape>
            <draw:custom-shape draw:style-name="Mgr10" draw:text-style-name="MP3" draw:layer="backgroundobjects" svg:width="1.583cm" svg:height="4.608cm" svg:x="16.85cm" svg:y="0cm">
              <text:p/>
              <draw:enhanced-geometry svg:viewBox="0 0 358 1043" draw:type="non-primitive" draw:enhanced-path="M 24 1043 L 42 1043 358 0 317 0 0 1043 24 1043 24 1043 Z N"/>
            </draw:custom-shape>
            <draw:custom-shape draw:style-name="Mgr10" draw:text-style-name="MP3" draw:layer="backgroundobjects" svg:width="1.98cm" svg:height="4.608cm" svg:x="18.252cm" svg:y="0cm">
              <text:p/>
              <draw:enhanced-geometry svg:viewBox="0 0 448 1043" draw:type="non-primitive" draw:enhanced-path="M 18 1043 L 41 1043 448 0 406 0 0 1043 18 1043 18 1043 Z N"/>
            </draw:custom-shape>
            <draw:custom-shape draw:style-name="Mgr10" draw:text-style-name="MP3" draw:layer="backgroundobjects" svg:width="2.385cm" svg:height="4.608cm" svg:x="19.756cm" svg:y="0cm">
              <text:p/>
              <draw:enhanced-geometry svg:viewBox="0 0 539 1043" draw:type="non-primitive" draw:enhanced-path="M 18 1043 L 42 1043 539 0 497 0 0 1043 18 1043 18 1043 Z N"/>
            </draw:custom-shape>
            <draw:custom-shape draw:style-name="Mgr10" draw:text-style-name="MP3" draw:layer="backgroundobjects" svg:width="2.831cm" svg:height="4.608cm" svg:x="21.026cm" svg:y="0cm">
              <text:p/>
              <draw:enhanced-geometry svg:viewBox="0 0 640 1043" draw:type="non-primitive" draw:enhanced-path="M 18 1043 L 42 1043 640 0 592 0 0 1043 18 1043 18 1043 Z N"/>
            </draw:custom-shape>
            <draw:custom-shape draw:style-name="Mgr10" draw:text-style-name="MP3" draw:layer="backgroundobjects" svg:width="2.963cm" svg:height="4.396cm" svg:x="22.428cm" svg:y="0.212cm">
              <text:p/>
              <draw:enhanced-geometry svg:viewBox="0 0 670 995" draw:type="non-primitive" draw:enhanced-path="M 24 995 L 48 995 670 72 670 0 0 995 24 995 24 995 Z N"/>
            </draw:custom-shape>
          </draw:g>
          <draw:g>
            <draw:custom-shape draw:style-name="Mgr11" draw:text-style-name="MP3" draw:layer="backgroundobjects" svg:width="1.349cm" svg:height="1.883cm" svg:x="0cm" svg:y="2.725cm">
              <text:p/>
              <draw:enhanced-geometry svg:viewBox="0 0 305 426" draw:type="non-primitive" draw:enhanced-path="M 281 426 L 305 426 0 0 0 66 251 426 281 426 281 426 Z N"/>
            </draw:custom-shape>
            <draw:custom-shape draw:style-name="Mgr11" draw:text-style-name="MP3" draw:layer="backgroundobjects" svg:width="1.534cm" svg:height="2.147cm" svg:x="23.857cm" svg:y="2.461cm">
              <text:p/>
              <draw:enhanced-geometry svg:viewBox="0 0 347 486" draw:type="non-primitive" draw:enhanced-path="M 24 486 L 48 486 347 72 347 0 0 486 24 486 24 486 Z N"/>
            </draw:custom-shape>
          </draw:g>
          <draw:g>
            <draw:custom-shape draw:style-name="Mgr12" draw:text-style-name="MP3" draw:layer="backgroundobjects" svg:width="0.186cm" svg:height="14.464cm" svg:x="12.563cm" svg:y="4.582cm">
              <text:p/>
              <draw:enhanced-geometry svg:viewBox="0 0 42 3273" draw:type="non-primitive" draw:enhanced-path="M 18 0 L 0 0 0 3273 42 3273 42 0 18 0 18 0 Z N"/>
            </draw:custom-shape>
            <draw:custom-shape draw:style-name="Mgr12" draw:text-style-name="MP3" draw:layer="backgroundobjects" svg:width="1.768cm" svg:height="14.464cm" svg:x="9.499cm" svg:y="4.582cm">
              <text:p/>
              <draw:enhanced-geometry svg:viewBox="0 0 400 3273" draw:type="non-primitive" draw:enhanced-path="M 376 0 L 358 0 0 3273 41 3273 400 0 376 0 376 0 Z N"/>
            </draw:custom-shape>
            <draw:custom-shape draw:style-name="Mgr12" draw:text-style-name="MP3" draw:layer="backgroundobjects" svg:width="2.985cm" svg:height="14.464cm" svg:x="6.747cm" svg:y="4.582cm">
              <text:p/>
              <draw:enhanced-geometry svg:viewBox="0 0 675 3273" draw:type="non-primitive" draw:enhanced-path="M 657 0 L 639 0 0 3273 42 3273 675 0 657 0 657 0 Z N"/>
            </draw:custom-shape>
            <draw:custom-shape draw:style-name="Mgr12" draw:text-style-name="MP3" draw:layer="backgroundobjects" svg:width="4.546cm" svg:height="14.464cm" svg:x="3.863cm" svg:y="4.582cm">
              <text:p/>
              <draw:enhanced-geometry svg:viewBox="0 0 1031 3280" draw:type="non-primitive" draw:enhanced-path="M 1013 0 L 990 0 0 3280 42 3280 1031 4 1013 0 1013 0 Z N"/>
            </draw:custom-shape>
            <draw:custom-shape draw:style-name="Mgr12" draw:text-style-name="MP3" draw:layer="backgroundobjects" svg:width="5.817cm" svg:height="14.464cm" svg:x="1.164cm" svg:y="4.582cm">
              <text:p/>
              <draw:enhanced-geometry svg:viewBox="0 0 1319 3280" draw:type="non-primitive" draw:enhanced-path="M 1296 0 L 1278 0 0 3280 42 3280 1319 5 1296 0 1296 0 Z N"/>
            </draw:custom-shape>
            <draw:custom-shape draw:style-name="Mgr12" draw:text-style-name="MP3" draw:layer="backgroundobjects" svg:width="1.773cm" svg:height="14.464cm" svg:x="14.071cm" svg:y="4.582cm">
              <text:p/>
              <draw:enhanced-geometry svg:viewBox="0 0 401 3273" draw:type="non-primitive" draw:enhanced-path="M 18 0 L 0 0 359 3273 401 3273 42 0 18 0 18 0 Z N"/>
            </draw:custom-shape>
            <draw:custom-shape draw:style-name="Mgr12" draw:text-style-name="MP3" draw:layer="backgroundobjects" svg:width="2.985cm" svg:height="14.464cm" svg:x="15.58cm" svg:y="4.582cm">
              <text:p/>
              <draw:enhanced-geometry svg:viewBox="0 0 675 3273" draw:type="non-primitive" draw:enhanced-path="M 18 0 L 0 0 640 3273 675 3273 36 0 18 0 18 0 Z N"/>
            </draw:custom-shape>
            <draw:custom-shape draw:style-name="Mgr12" draw:text-style-name="MP3" draw:layer="backgroundobjects" svg:width="4.568cm" svg:height="14.464cm" svg:x="16.854cm" svg:y="4.582cm">
              <text:p/>
              <draw:enhanced-geometry svg:viewBox="0 0 1036 3280" draw:type="non-primitive" draw:enhanced-path="M 23 0 L 0 5 994 3280 1036 3280 41 0 23 0 23 0 Z N"/>
            </draw:custom-shape>
            <draw:custom-shape draw:style-name="Mgr12" draw:text-style-name="MP3" draw:layer="backgroundobjects" svg:width="5.852cm" svg:height="14.464cm" svg:x="18.243cm" svg:y="4.582cm">
              <text:p/>
              <draw:enhanced-geometry svg:viewBox="0 0 1327 3280" draw:type="non-primitive" draw:enhanced-path="M 20 0 L 0 7 1285 3280 1327 3280 43 0 20 0 20 0 Z N"/>
            </draw:custom-shape>
          </draw:g>
          <draw:custom-shape draw:style-name="Mgr12" draw:text-style-name="MP3" draw:layer="backgroundobjects" svg:width="5.53cm" svg:height="11.606cm" svg:x="0cm" svg:y="4.582cm">
            <text:p/>
            <draw:enhanced-geometry svg:viewBox="0 0 1254 2632" draw:type="non-primitive" draw:enhanced-path="M 1236 0 L 1212 0 0 2542 0 2632 1254 7 1236 0 1236 0 Z N"/>
          </draw:custom-shape>
          <draw:custom-shape draw:style-name="Mgr11" draw:text-style-name="MP3" draw:layer="backgroundobjects" svg:width="4.18cm" svg:height="7.39cm" svg:x="0cm" svg:y="4.582cm">
            <text:p/>
            <draw:enhanced-geometry svg:viewBox="0 0 948 1676" draw:type="non-primitive" draw:enhanced-path="M 930 0 L 906 0 0 1593 0 1676 948 5 930 0 930 0 Z N"/>
          </draw:custom-shape>
          <draw:custom-shape draw:style-name="Mgr11" draw:text-style-name="MP3" draw:layer="backgroundobjects" svg:width="2.774cm" svg:height="4.132cm" svg:x="0cm" svg:y="4.582cm">
            <text:p/>
            <draw:enhanced-geometry svg:viewBox="0 0 629 937" draw:type="non-primitive" draw:enhanced-path="M 606 0 L 582 0 0 871 0 937 629 4 606 0 606 0 Z N"/>
          </draw:custom-shape>
          <draw:custom-shape draw:style-name="Mgr11" draw:text-style-name="MP3" draw:layer="backgroundobjects" svg:width="1.345cm" svg:height="1.883cm" svg:x="0cm" svg:y="4.582cm">
            <text:p/>
            <draw:enhanced-geometry svg:viewBox="0 0 305 427" draw:type="non-primitive" draw:enhanced-path="M 282 0 L 252 0 0 361 0 427 305 5 282 0 282 0 Z N"/>
          </draw:custom-shape>
          <draw:custom-shape draw:style-name="Mgr12" draw:text-style-name="MP3" draw:layer="backgroundobjects" svg:width="5.631cm" svg:height="11.844cm" svg:x="19.76cm" svg:y="4.582cm">
            <text:p/>
            <draw:enhanced-geometry svg:viewBox="0 0 1277 2686" draw:type="non-primitive" draw:enhanced-path="M 41 0 L 17 0 0 4 1277 2686 1277 2596 41 0 41 0 Z N"/>
          </draw:custom-shape>
          <draw:custom-shape draw:style-name="Mgr11" draw:text-style-name="MP3" draw:layer="backgroundobjects" svg:width="4.357cm" svg:height="7.629cm" svg:x="21.034cm" svg:y="4.582cm">
            <text:p/>
            <draw:enhanced-geometry svg:viewBox="0 0 988 1730" draw:type="non-primitive" draw:enhanced-path="M 16 0 L 0 7 988 1730 988 1653 40 0 16 0 16 0 Z N"/>
          </draw:custom-shape>
          <draw:custom-shape draw:style-name="Mgr11" draw:text-style-name="MP3" draw:layer="backgroundobjects" svg:width="2.954cm" svg:height="4.396cm" svg:x="22.437cm" svg:y="4.582cm">
            <text:p/>
            <draw:enhanced-geometry svg:viewBox="0 0 670 997" draw:type="non-primitive" draw:enhanced-path="M 22 0 L 0 4 670 997 670 925 46 0 22 0 22 0 Z N"/>
          </draw:custom-shape>
          <draw:custom-shape draw:style-name="Mgr11" draw:text-style-name="MP3" draw:layer="backgroundobjects" svg:width="1.526cm" svg:height="2.147cm" svg:x="23.865cm" svg:y="4.582cm">
            <text:p/>
            <draw:enhanced-geometry svg:viewBox="0 0 346 487" draw:type="non-primitive" draw:enhanced-path="M 22 0 L 0 7 346 487 346 415 46 0 22 0 22 0 Z N"/>
          </draw:custom-shape>
        </draw:g>
      </draw:g>
      <draw:frame presentation:style-name="Title1-title" draw:layer="backgroundobjects" svg:width="22.851cm" svg:height="4.825cm" svg:x="1.265cm" svg:y="5.335cm" presentation:class="title" presentation:placeholder="true">
        <draw:text-box/>
      </draw:frame>
      <draw:frame presentation:style-name="Mpr2" draw:text-style-name="MP5" draw:layer="backgroundobjects" svg:width="5.917cm" svg:height="1.32cm" svg:x="1.265cm" svg:y="17.338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4cm" svg:height="1.32cm" svg:x="8.678cm" svg:y="17.338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918cm" svg:height="1.32cm" svg:x="18.203cm" svg:y="17.338cm" presentation:class="page-number">
        <draw:text-box>
          <text:list text:style-name="ML1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jj stokes</meta:initial-creator>
    <meta:creation-date>2010-01-21T12:46:35</meta:creation-date>
    <dc:creator>jsrawan </dc:creator>
    <dc:date>2012-01-31T22:25:56</dc:date>
    <meta:editing-cycles>27</meta:editing-cycles>
    <meta:editing-duration>PT04H16M39S</meta:editing-duration>
    <meta:generator>OpenOffice.org/3.2$Unix OpenOffice.org_project/320m19$Build-9505</meta:generator>
    <meta:document-statistic meta:object-count="234"/>
  </office:meta>
</office:document-meta>
</file>